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62.19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1589168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76" calcext:value-type="float">
            <text:p>1576</text:p>
          </table:table-cell>
          <table:table-cell office:value-type="float" office:value="38" calcext:value-type="float">
            <text:p>38</text:p>
          </table:table-cell>
          <table:table-cell office:value-type="float" office:value="89203200000" calcext:value-type="float">
            <text:p>89203200000</text:p>
          </table:table-cell>
          <table:table-cell office:value-type="float" office:value="4.57895" calcext:value-type="float">
            <text:p>4.57895</text:p>
          </table:table-cell>
          <table:table-cell office:value-type="float" office:value="704539000" calcext:value-type="float">
            <text:p>704539000</text:p>
          </table:table-cell>
          <table:table-cell office:value-type="float" office:value="31" calcext:value-type="float">
            <text:p>31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89" calcext:value-type="float">
            <text:p>1289</text:p>
          </table:table-cell>
          <table:table-cell office:value-type="float" office:value="40" calcext:value-type="float">
            <text:p>40</text:p>
          </table:table-cell>
          <table:table-cell office:value-type="float" office:value="253611000000" calcext:value-type="float">
            <text:p>253611000000</text:p>
          </table:table-cell>
          <table:table-cell office:value-type="float" office:value="6.8" calcext:value-type="float">
            <text:p>6.8</text:p>
          </table:table-cell>
          <table:table-cell office:value-type="float" office:value="716582000" calcext:value-type="float">
            <text:p>716582000</text:p>
          </table:table-cell>
          <table:table-cell office:value-type="float" office:value="40" calcext:value-type="float">
            <text:p>4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82" calcext:value-type="float">
            <text:p>1282</text:p>
          </table:table-cell>
          <table:table-cell office:value-type="float" office:value="48" calcext:value-type="float">
            <text:p>48</text:p>
          </table:table-cell>
          <table:table-cell office:value-type="float" office:value="490866000000" calcext:value-type="float">
            <text:p>490866000000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641608000" calcext:value-type="float">
            <text:p>641608000</text:p>
          </table:table-cell>
          <table:table-cell office:value-type="float" office:value="34" calcext:value-type="float">
            <text:p>34</text:p>
          </table:table-cell>
          <table:table-cell office:value-type="float" office:value="8609" calcext:value-type="float">
            <text:p>8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69" calcext:value-type="float">
            <text:p>1569</text:p>
          </table:table-cell>
          <table:table-cell office:value-type="float" office:value="33" calcext:value-type="float">
            <text:p>33</text:p>
          </table:table-cell>
          <table:table-cell office:value-type="float" office:value="106381000000" calcext:value-type="float">
            <text:p>106381000000</text:p>
          </table:table-cell>
          <table:table-cell office:value-type="float" office:value="5.09091" calcext:value-type="float">
            <text:p>5.09091</text:p>
          </table:table-cell>
          <table:table-cell office:value-type="float" office:value="111078000" calcext:value-type="float">
            <text:p>111078000</text:p>
          </table:table-cell>
          <table:table-cell office:value-type="float" office:value="44" calcext:value-type="float">
            <text:p>44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10" calcext:value-type="float">
            <text:p>1610</text:p>
          </table:table-cell>
          <table:table-cell office:value-type="float" office:value="40" calcext:value-type="float">
            <text:p>40</text:p>
          </table:table-cell>
          <table:table-cell office:value-type="float" office:value="374273000000" calcext:value-type="float">
            <text:p>374273000000</text:p>
          </table:table-cell>
          <table:table-cell office:value-type="float" office:value="4.55" calcext:value-type="float">
            <text:p>4.55</text:p>
          </table:table-cell>
          <table:table-cell office:value-type="float" office:value="697110000" calcext:value-type="float">
            <text:p>697110000</text:p>
          </table:table-cell>
          <table:table-cell office:value-type="float" office:value="42" calcext:value-type="float">
            <text:p>42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06" calcext:value-type="float">
            <text:p>1406</text:p>
          </table:table-cell>
          <table:table-cell office:value-type="float" office:value="38" calcext:value-type="float">
            <text:p>38</text:p>
          </table:table-cell>
          <table:table-cell office:value-type="float" office:value="314560000000" calcext:value-type="float">
            <text:p>314560000000</text:p>
          </table:table-cell>
          <table:table-cell office:value-type="float" office:value="3.52632" calcext:value-type="float">
            <text:p>3.52632</text:p>
          </table:table-cell>
          <table:table-cell office:value-type="float" office:value="412967000" calcext:value-type="float">
            <text:p>412967000</text:p>
          </table:table-cell>
          <table:table-cell office:value-type="float" office:value="31" calcext:value-type="float">
            <text:p>31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24" calcext:value-type="float">
            <text:p>924</text:p>
          </table:table-cell>
          <table:table-cell office:value-type="float" office:value="17" calcext:value-type="float">
            <text:p>17</text:p>
          </table:table-cell>
          <table:table-cell office:value-type="float" office:value="632259000000" calcext:value-type="float">
            <text:p>632259000000</text:p>
          </table:table-cell>
          <table:table-cell office:value-type="float" office:value="5.52941" calcext:value-type="float">
            <text:p>5.52941</text:p>
          </table:table-cell>
          <table:table-cell office:value-type="float" office:value="165387000" calcext:value-type="float">
            <text:p>165387000</text:p>
          </table:table-cell>
          <table:table-cell office:value-type="float" office:value="24" calcext:value-type="float">
            <text:p>24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26" calcext:value-type="float">
            <text:p>26</text:p>
          </table:table-cell>
          <table:table-cell office:value-type="float" office:value="22512800000" calcext:value-type="float">
            <text:p>22512800000</text:p>
          </table:table-cell>
          <table:table-cell office:value-type="float" office:value="6.88462" calcext:value-type="float">
            <text:p>6.88462</text:p>
          </table:table-cell>
          <table:table-cell office:value-type="float" office:value="844680000" calcext:value-type="float">
            <text:p>844680000</text:p>
          </table:table-cell>
          <table:table-cell office:value-type="float" office:value="40" calcext:value-type="float">
            <text:p>40</text:p>
          </table:table-cell>
          <table:table-cell office:value-type="float" office:value="11042" calcext:value-type="float">
            <text:p>110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345986000000" calcext:value-type="float">
            <text:p>345986000000</text:p>
          </table:table-cell>
          <table:table-cell office:value-type="float" office:value="4.90625" calcext:value-type="float">
            <text:p>4.90625</text:p>
          </table:table-cell>
          <table:table-cell office:value-type="float" office:value="546034000" calcext:value-type="float">
            <text:p>546034000</text:p>
          </table:table-cell>
          <table:table-cell office:value-type="float" office:value="58" calcext:value-type="float">
            <text:p>58</text:p>
          </table:table-cell>
          <table:table-cell office:value-type="float" office:value="13695" calcext:value-type="float">
            <text:p>13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296412000000" calcext:value-type="float">
            <text:p>296412000000</text:p>
          </table:table-cell>
          <table:table-cell office:value-type="float" office:value="3.85" calcext:value-type="float">
            <text:p>3.85</text:p>
          </table:table-cell>
          <table:table-cell office:value-type="float" office:value="293534000" calcext:value-type="float">
            <text:p>293534000</text:p>
          </table:table-cell>
          <table:table-cell office:value-type="float" office:value="26" calcext:value-type="float">
            <text:p>26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  <table:table-cell office:value-type="float" office:value="723027000000" calcext:value-type="float">
            <text:p>723027000000</text:p>
          </table:table-cell>
          <table:table-cell office:value-type="float" office:value="4.95833" calcext:value-type="float">
            <text:p>4.95833</text:p>
          </table:table-cell>
          <table:table-cell office:value-type="float" office:value="29393300" calcext:value-type="float">
            <text:p>29393300</text:p>
          </table:table-cell>
          <table:table-cell office:value-type="float" office:value="28" calcext:value-type="float">
            <text:p>28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596" calcext:value-type="float">
            <text:p>1596</text:p>
          </table:table-cell>
          <table:table-cell office:value-type="float" office:value="26" calcext:value-type="float">
            <text:p>26</text:p>
          </table:table-cell>
          <table:table-cell office:value-type="float" office:value="432579000000" calcext:value-type="float">
            <text:p>432579000000</text:p>
          </table:table-cell>
          <table:table-cell office:value-type="float" office:value="5.88462" calcext:value-type="float">
            <text:p>5.88462</text:p>
          </table:table-cell>
          <table:table-cell office:value-type="float" office:value="687260000" calcext:value-type="float">
            <text:p>687260000</text:p>
          </table:table-cell>
          <table:table-cell office:value-type="float" office:value="46" calcext:value-type="float">
            <text:p>46</text:p>
          </table:table-cell>
          <table:table-cell office:value-type="float" office:value="10841" calcext:value-type="float">
            <text:p>10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218" calcext:value-type="float">
            <text:p>1218</text:p>
          </table:table-cell>
          <table:table-cell office:value-type="float" office:value="29" calcext:value-type="float">
            <text:p>29</text:p>
          </table:table-cell>
          <table:table-cell office:value-type="float" office:value="530079000000" calcext:value-type="float">
            <text:p>530079000000</text:p>
          </table:table-cell>
          <table:table-cell office:value-type="float" office:value="5" calcext:value-type="float">
            <text:p>5</text:p>
          </table:table-cell>
          <table:table-cell office:value-type="float" office:value="859724000" calcext:value-type="float">
            <text:p>859724000</text:p>
          </table:table-cell>
          <table:table-cell office:value-type="float" office:value="37" calcext:value-type="float">
            <text:p>37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7" calcext:value-type="float">
            <text:p>17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3" calcext:value-type="float">
            <text:p>2063</text:p>
          </table:table-cell>
          <table:table-cell office:value-type="float" office:value="39" calcext:value-type="float">
            <text:p>39</text:p>
          </table:table-cell>
          <table:table-cell office:value-type="float" office:value="211467000000" calcext:value-type="float">
            <text:p>211467000000</text:p>
          </table:table-cell>
          <table:table-cell office:value-type="float" office:value="4.94872" calcext:value-type="float">
            <text:p>4.94872</text:p>
          </table:table-cell>
          <table:table-cell office:value-type="float" office:value="750550000" calcext:value-type="float">
            <text:p>750550000</text:p>
          </table:table-cell>
          <table:table-cell office:value-type="float" office:value="72" calcext:value-type="float">
            <text:p>72</text:p>
          </table:table-cell>
          <table:table-cell office:value-type="float" office:value="17742" calcext:value-type="float">
            <text:p>17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29" calcext:value-type="float">
            <text:p>29</text:p>
          </table:table-cell>
          <table:table-cell office:value-type="float" office:value="456767000000" calcext:value-type="float">
            <text:p>456767000000</text:p>
          </table:table-cell>
          <table:table-cell office:value-type="float" office:value="5.2069" calcext:value-type="float">
            <text:p>5.2069</text:p>
          </table:table-cell>
          <table:table-cell office:value-type="float" office:value="158202000" calcext:value-type="float">
            <text:p>158202000</text:p>
          </table:table-cell>
          <table:table-cell office:value-type="float" office:value="20" calcext:value-type="float">
            <text:p>20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13" calcext:value-type="float">
            <text:p>13</text:p>
          </table:table-cell>
          <table:table-cell office:value-type="float" office:value="108167000000" calcext:value-type="float">
            <text:p>108167000000</text:p>
          </table:table-cell>
          <table:table-cell office:value-type="float" office:value="5.38462" calcext:value-type="float">
            <text:p>5.38462</text:p>
          </table:table-cell>
          <table:table-cell office:value-type="float" office:value="100232000" calcext:value-type="float">
            <text:p>100232000</text:p>
          </table:table-cell>
          <table:table-cell office:value-type="float" office:value="35" calcext:value-type="float">
            <text:p>35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62" calcext:value-type="float">
            <text:p>1362</text:p>
          </table:table-cell>
          <table:table-cell office:value-type="float" office:value="48" calcext:value-type="float">
            <text:p>48</text:p>
          </table:table-cell>
          <table:table-cell office:value-type="float" office:value="189227000000" calcext:value-type="float">
            <text:p>189227000000</text:p>
          </table:table-cell>
          <table:table-cell office:value-type="float" office:value="6.1875" calcext:value-type="float">
            <text:p>6.1875</text:p>
          </table:table-cell>
          <table:table-cell office:value-type="float" office:value="501108000" calcext:value-type="float">
            <text:p>501108000</text:p>
          </table:table-cell>
          <table:table-cell office:value-type="float" office:value="37" calcext:value-type="float">
            <text:p>37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41" calcext:value-type="float">
            <text:p>1641</text:p>
          </table:table-cell>
          <table:table-cell office:value-type="float" office:value="46" calcext:value-type="float">
            <text:p>46</text:p>
          </table:table-cell>
          <table:table-cell office:value-type="float" office:value="152279000000" calcext:value-type="float">
            <text:p>152279000000</text:p>
          </table:table-cell>
          <table:table-cell office:value-type="float" office:value="3.95652" calcext:value-type="float">
            <text:p>3.95652</text:p>
          </table:table-cell>
          <table:table-cell office:value-type="float" office:value="298959000" calcext:value-type="float">
            <text:p>298959000</text:p>
          </table:table-cell>
          <table:table-cell office:value-type="float" office:value="34" calcext:value-type="float">
            <text:p>34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120" calcext:value-type="float">
            <text:p>1120</text:p>
          </table:table-cell>
          <table:table-cell office:value-type="float" office:value="19" calcext:value-type="float">
            <text:p>19</text:p>
          </table:table-cell>
          <table:table-cell office:value-type="float" office:value="433961000000" calcext:value-type="float">
            <text:p>433961000000</text:p>
          </table:table-cell>
          <table:table-cell office:value-type="float" office:value="4.78947" calcext:value-type="float">
            <text:p>4.78947</text:p>
          </table:table-cell>
          <table:table-cell office:value-type="float" office:value="446208000" calcext:value-type="float">
            <text:p>446208000</text:p>
          </table:table-cell>
          <table:table-cell office:value-type="float" office:value="37" calcext:value-type="float">
            <text:p>37</text:p>
          </table:table-cell>
          <table:table-cell office:value-type="float" office:value="7832" calcext:value-type="float">
            <text:p>78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791" calcext:value-type="float">
            <text:p>791</text:p>
          </table:table-cell>
          <table:table-cell office:value-type="float" office:value="19" calcext:value-type="float">
            <text:p>19</text:p>
          </table:table-cell>
          <table:table-cell office:value-type="float" office:value="930361000000" calcext:value-type="float">
            <text:p>930361000000</text:p>
          </table:table-cell>
          <table:table-cell office:value-type="float" office:value="6.47368" calcext:value-type="float">
            <text:p>6.47368</text:p>
          </table:table-cell>
          <table:table-cell office:value-type="float" office:value="115324000" calcext:value-type="float">
            <text:p>115324000</text:p>
          </table:table-cell>
          <table:table-cell office:value-type="float" office:value="22" calcext:value-type="float">
            <text:p>22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 office:value-type="float" office:value="635638000000" calcext:value-type="float">
            <text:p>63563800000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289240000" calcext:value-type="float">
            <text:p>1289240000</text:p>
          </table:table-cell>
          <table:table-cell office:value-type="float" office:value="27" calcext:value-type="float">
            <text:p>27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690" calcext:value-type="float">
            <text:p>1690</text:p>
          </table:table-cell>
          <table:table-cell office:value-type="float" office:value="25" calcext:value-type="float">
            <text:p>25</text:p>
          </table:table-cell>
          <table:table-cell office:value-type="float" office:value="1080000000" calcext:value-type="float">
            <text:p>108000000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2413" calcext:value-type="float">
            <text:p>124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2" calcext:value-type="float">
            <text:p>12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4035000000" calcext:value-type="float">
            <text:p>4035000000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315" calcext:value-type="float">
            <text:p>1315</text:p>
          </table:table-cell>
          <table:table-cell office:value-type="float" office:value="44" calcext:value-type="float">
            <text:p>44</text:p>
          </table:table-cell>
          <table:table-cell office:value-type="float" office:value="651402000000" calcext:value-type="float">
            <text:p>651402000000</text:p>
          </table:table-cell>
          <table:table-cell office:value-type="float" office:value="4.5" calcext:value-type="float">
            <text:p>4.5</text:p>
          </table:table-cell>
          <table:table-cell office:value-type="float" office:value="816142000" calcext:value-type="float">
            <text:p>816142000</text:p>
          </table:table-cell>
          <table:table-cell office:value-type="float" office:value="41" calcext:value-type="float">
            <text:p>41</text:p>
          </table:table-cell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61" calcext:value-type="float">
            <text:p>1061</text:p>
          </table:table-cell>
          <table:table-cell office:value-type="float" office:value="43" calcext:value-type="float">
            <text:p>43</text:p>
          </table:table-cell>
          <table:table-cell office:value-type="float" office:value="542975000000" calcext:value-type="float">
            <text:p>542975000000</text:p>
          </table:table-cell>
          <table:table-cell office:value-type="float" office:value="7.04651" calcext:value-type="float">
            <text:p>7.04651</text:p>
          </table:table-cell>
          <table:table-cell office:value-type="float" office:value="1303540000" calcext:value-type="float">
            <text:p>1303540000</text:p>
          </table:table-cell>
          <table:table-cell office:value-type="float" office:value="26" calcext:value-type="float">
            <text:p>26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438" calcext:value-type="float">
            <text:p>1438</text:p>
          </table:table-cell>
          <table:table-cell office:value-type="float" office:value="33" calcext:value-type="float">
            <text:p>33</text:p>
          </table:table-cell>
          <table:table-cell office:value-type="float" office:value="791722000000" calcext:value-type="float">
            <text:p>791722000000</text:p>
          </table:table-cell>
          <table:table-cell office:value-type="float" office:value="8.27273" calcext:value-type="float">
            <text:p>8.27273</text:p>
          </table:table-cell>
          <table:table-cell office:value-type="float" office:value="781023000" calcext:value-type="float">
            <text:p>781023000</text:p>
          </table:table-cell>
          <table:table-cell office:value-type="float" office:value="35" calcext:value-type="float">
            <text:p>35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office:value-type="float" office:value="153076000000" calcext:value-type="float">
            <text:p>153076000000</text:p>
          </table:table-cell>
          <table:table-cell office:value-type="float" office:value="5.17949" calcext:value-type="float">
            <text:p>5.17949</text:p>
          </table:table-cell>
          <table:table-cell office:value-type="float" office:value="167050000" calcext:value-type="float">
            <text:p>167050000</text:p>
          </table:table-cell>
          <table:table-cell office:value-type="float" office:value="21" calcext:value-type="float">
            <text:p>21</text:p>
          </table:table-cell>
          <table:table-cell office:value-type="float" office:value="5383" calcext:value-type="float">
            <text:p>5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0:24.028825280</dc:date>
    <meta:editing-duration>PT3M25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